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style:font-size-asian="14pt" style:font-weight-asian="bold" style:font-size-complex="16pt" style:font-weight-complex="bold"/>
    </style:style>
    <style:style style:name="P2" style:family="paragraph" style:parent-style-name="Standard">
      <style:text-properties fo:font-size="12pt" style:text-underline-style="none" fo:font-weight="normal"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Das maßgeschneiderte Organisationssystem für den Alltag ist da!</text:p>
      <text:p text:style-name="P1"/>
      <text:p text:style-name="P2">Egal ob Sie Single sind oder Familie und Kinder haben, ob sie es privat oder beruflich nutzen möchten, mit dem Webportal können Sie alle Bereiche ihres Alltags nach ihren persönlichen Wünschen organisieren und planen. Das Schöne daran ist, dass sie kein starres System erwartet, sondern dass sie alles selbst nach ihren Wünschen und Bedürfnissen gestalten können. </text:p>
      <text:p text:style-name="P2">Terminkalender, Geburtstage, Geschenke-wünsche entweder nach Anlässen ( Geburtstage, Weihnachten etc ) oder Personen aufgerufen und ggf. mit dem passenden Link versehen machen die Wunschzettel ihrer Lieben übersichtlich und praktisch zu handhaben. Gleichzeitig können Sie den Essensplan für ihre Familie gestalten mit Rezepte-Pool zum nachschlagen, die täglichen Aufgaben verteilen und organisieren, ein handliches Adressbuch führen, ihre Vorräte und ihre Einkaufsliste genauso verwalten wie ihre Finanzen.</text:p>
      <text:p text:style-name="P2">Das Ganze ist absolut einfach zu benutzen, ohne dass Sie viel Vorkenntnisse haben müssen und sehr übersichtlich. Per Mausklick können Sie alles aufrufen was gerade nötig ist. Sie sparen Zettelkram und können ganz einfach ordnen und auch aufräumen. Wie ihr persönliches Webportal aussehen soll bestimmen Sie selbst. Wir liefern lediglich das Grundgerüst, welches komfortabel und übersichtlich ist und für jeden ganz einfach persönlich anzupassen ist. </text:p>
      <text:p text:style-name="P2">Das Ganze befindet sich noch in der Entwicklung ( Open Source Projekt) und wir suchen außer interessierten Nutzern/ Testern auch engagierte Mitentwickler, die ihre Ideen einbringen und mit programmieren.</text:p>
      <text:p text:style-name="P2"/>
      <text:p text:style-name="P2">Interesse? Dann schauen Sie doch mal rein unter </text:p>
      <text:p text:style-name="P2"><text:a xlink:type="simple" xlink:href="http://sourceforge.net/projects/jwphorald/">http://sourceforge.net/projects/jwphorald/</text:a></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e Meyer</meta:initial-creator>
    <meta:creation-date>2013-05-22T12:11:36</meta:creation-date>
    <dc:date>2013-05-29T23:10:55</dc:date>
    <dc:creator>Horst Meyer</dc:creator>
    <meta:editing-duration>PT8H24M54S</meta:editing-duration>
    <meta:editing-cycles>3</meta:editing-cycles>
    <meta:generator>LibreOffice/3.5$Linux_x86 LibreOffice_project/350m1$Build-2</meta:generator>
    <meta:document-statistic meta:table-count="0" meta:image-count="0" meta:object-count="0" meta:page-count="1" meta:paragraph-count="7" meta:word-count="231" meta:character-count="1676" meta:non-whitespace-character-count="1449"/>
  </office:meta>
</office:document-meta>
</file>